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color="#dc23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text-properties fo:font-family="FreeMono" style:font-family-generic="modern" style:font-pitch="fixed"/>
    </style:style>
    <style:style style:name="P4" style:family="paragraph">
      <style:text-properties fo:font-family="FreeMono" style:font-family-generic="modern" style:font-pitch="fixed" fo:font-size="9pt" style:font-size-asian="9pt" style:font-size-complex="9pt"/>
    </style:style>
    <style:style style:name="P5" style:family="paragraph">
      <style:text-properties fo:color="#dc2300"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family="FreeMono" style:font-family-generic="modern" style:font-pitch="fixed" fo:font-size="9pt" style:font-size-asian="9pt" style:font-size-complex="9pt"/>
    </style:style>
    <style:style style:name="T3" style:family="text">
      <style:text-properties fo:color="#dc2300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1.143cm" svg:x="4.81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5.064cm" svg:y="6.334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5.699cm" svg:y="6.3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6.334cm" svg:y="6.334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6.969cm" svg:y="6.334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408cm" svg:height="1.205cm" svg:x="9.511cm" svg:y="6.08cm">
          <draw:text-box>
            <text:p text:style-name="P3"><text:span text:style-name="T2">Object[] array = new Object[3];</text:span></text:p>
            <text:p text:style-name="P3"><text:span text:style-name="T2">int pos = 3;</text:span></text:p>
            <text:p text:style-name="P3"><text:span text:style-name="T2">array[3] = new Object();</text:span></text:p>
          </draw:text-box>
        </draw:frame>
        <draw:frame draw:style-name="gr5" draw:text-style-name="P5" draw:layer="layout" svg:width="1.958cm" svg:height="0.963cm" svg:x="6.408cm" svg:y="7.858cm">
          <draw:text-box>
            <text:p><text:span text:style-name="T3">Undefined</text:span></text:p>
            <text:p><text:span text:style-name="T3">side effect</text:span></text:p>
          </draw:text-box>
        </draw:frame>
        <draw:line draw:style-name="gr6" draw:text-style-name="P1" draw:layer="layout" svg:x1="7.35cm" svg:y1="7.731cm" svg:x2="7.35cm" svg:y2="6.969cm">
          <text:p/>
        </draw:line>
        <draw:frame draw:style-name="gr4" draw:text-style-name="P4" draw:layer="layout" svg:width="8.503cm" svg:height="2.795cm" svg:x="8.366cm" svg:y="8.747cm">
          <draw:text-box>
            <text:p text:style-name="P3"><text:span text:style-name="T2">array.addr = 12;</text:span></text:p>
            <text:p text:style-name="P3"><text:span text:style-name="T2">array.length = 3;</text:span></text:p>
            <text:p text:style-name="P3"><text:span text:style-name="T2">pos = 3;</text:span></text:p>
            <text:p text:style-name="P3"><text:span text:style-name="T2">If (pos &lt; array.lenght &amp;&amp; pos &gt; 0) {</text:span></text:p>
            <text:p text:style-name="P3"><text:span text:style-name="T2"><text:s text:c="4"/></text:span><text:span text:style-name="T2">&amp;(array.addr + pos) = create_object();</text:span></text:p>
            <text:p text:style-name="P3"><text:span text:style-name="T2">} else {</text:span></text:p>
            <text:p text:style-name="P3"><text:span text:style-name="T2"><text:s text:c="4"/></text:span><text:span text:style-name="T2">ERROR(“out of bounds”);</text:span></text:p>
            <text:p text:style-name="P3"><text:span text:style-name="T2">}</text:span></text:p>
          </draw:text-box>
        </draw:frame>
        <draw:frame draw:style-name="gr4" draw:text-style-name="P4" draw:layer="layout" svg:width="6.789cm" svg:height="1.205cm" svg:x="8.366cm" svg:y="11.86cm">
          <draw:text-box>
            <text:p text:style-name="P3"><text:span text:style-name="T2">array = 12;</text:span></text:p>
            <text:p text:style-name="P3"><text:span text:style-name="T2">pos = 3;</text:span></text:p>
            <text:p text:style-name="P3"><text:span text:style-name="T2">&amp;(array + pos) = create_object()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ent </meta:initial-creator>
    <meta:creation-date>2012-07-24T15:28:52</meta:creation-date>
    <dc:date>2012-07-24T16:12:20</dc:date>
    <dc:creator>laurent </dc:creator>
    <meta:editing-duration>PT11M32S</meta:editing-duration>
    <meta:editing-cycles>1</meta:editing-cycles>
    <meta:document-statistic meta:object-count="10"/>
    <meta:generator>LibreOffice/3.5$Linux_x86 LibreOffice_project/350m1$Build-2</meta:generator>
  </office:meta>
</office:document-meta>
</file>